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="solid" draw:fill-color="#99ccff" draw:textarea-vertical-align="middle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917cm" svg:height="4.572cm" svg:x="1.381cm" svg:y="1.254cm">
          <text:p/>
        </draw:rect>
        <draw:frame draw:style-name="gr2" draw:text-style-name="P2" draw:layer="layout" svg:width="1.662cm" svg:height="0.839cm" svg:x="1.421cm" svg:y="2.301cm">
          <draw:text-box>
            <text:p><text:span text:style-name="T1">sw1</text:span></text:p>
          </draw:text-box>
        </draw:frame>
        <draw:line draw:style-name="gr3" draw:text-style-name="P1" draw:layer="layout" svg:x1="2.751cm" svg:y1="2.712cm" svg:x2="3.259cm" svg:y2="2.71cm">
          <text:p/>
        </draw:line>
        <draw:line draw:style-name="gr3" draw:text-style-name="P1" draw:layer="layout" svg:x1="3.259cm" svg:y1="2.456cm" svg:x2="3.641cm" svg:y2="2.709cm">
          <text:p/>
        </draw:line>
        <draw:line draw:style-name="gr3" draw:text-style-name="P1" draw:layer="layout" svg:x1="3.64cm" svg:y1="2.708cm" svg:x2="4.148cm" svg:y2="2.706cm">
          <text:p/>
        </draw:line>
        <draw:rect draw:style-name="gr4" draw:text-style-name="P3" draw:layer="layout" svg:width="1.316cm" svg:height="0.631cm" svg:x="4.134cm" svg:y="2.382cm">
          <text:p text:style-name="P1"><text:span text:style-name="T1">R1</text:span></text:p>
        </draw:rect>
        <draw:line draw:style-name="gr5" draw:text-style-name="P1" draw:layer="layout" svg:x1="2.759cm" svg:y1="2.759cm" svg:x2="2.742cm" svg:y2="1.362cm">
          <text:p/>
        </draw:line>
        <draw:line draw:style-name="gr3" draw:text-style-name="P1" draw:layer="layout" svg:x1="2.757cm" svg:y1="2.692cm" svg:x2="2.749cm" svg:y2="5.361cm">
          <text:p/>
        </draw:line>
        <draw:frame draw:style-name="gr2" draw:text-style-name="P2" draw:layer="layout" svg:width="1.662cm" svg:height="0.839cm" svg:x="1.383cm" svg:y="1.281cm">
          <draw:text-box>
            <text:p><text:span text:style-name="T1">Vcc</text:span></text:p>
          </draw:text-box>
        </draw:frame>
        <draw:line draw:style-name="gr3" draw:text-style-name="P1" draw:layer="layout" svg:x1="9.917cm" svg:y1="3.949cm" svg:x2="9.917cm" svg:y2="5.069cm">
          <text:p/>
        </draw:line>
        <draw:line draw:style-name="gr3" draw:text-style-name="P1" draw:layer="layout" svg:x1="9.663cm" svg:y1="5.069cm" svg:x2="10.171cm" svg:y2="5.069cm">
          <text:p/>
        </draw:line>
        <draw:line draw:style-name="gr3" draw:text-style-name="P1" draw:layer="layout" svg:x1="9.738cm" svg:y1="5.196cm" svg:x2="10.119cm" svg:y2="5.196cm">
          <text:p/>
        </draw:line>
        <draw:line draw:style-name="gr3" draw:text-style-name="P1" draw:layer="layout" svg:x1="9.803cm" svg:y1="5.323cm" svg:x2="10.057cm" svg:y2="5.323cm">
          <text:p/>
        </draw:line>
        <draw:frame draw:style-name="gr2" draw:text-style-name="P2" draw:layer="layout" svg:width="1.662cm" svg:height="0.839cm" svg:x="1.421cm" svg:y="3.148cm">
          <draw:text-box>
            <text:p><text:span text:style-name="T1">sw2</text:span></text:p>
          </draw:text-box>
        </draw:frame>
        <draw:line draw:style-name="gr3" draw:text-style-name="P1" draw:layer="layout" svg:x1="2.737cm" svg:y1="3.563cm" svg:x2="3.245cm" svg:y2="3.561cm">
          <text:p/>
        </draw:line>
        <draw:line draw:style-name="gr3" draw:text-style-name="P1" draw:layer="layout" svg:x1="3.245cm" svg:y1="3.307cm" svg:x2="3.627cm" svg:y2="3.56cm">
          <text:p/>
        </draw:line>
        <draw:line draw:style-name="gr3" draw:text-style-name="P1" draw:layer="layout" svg:x1="3.626cm" svg:y1="3.559cm" svg:x2="4.134cm" svg:y2="3.557cm">
          <text:p/>
        </draw:line>
        <draw:rect draw:style-name="gr4" draw:text-style-name="P3" draw:layer="layout" svg:width="1.316cm" svg:height="0.631cm" svg:x="4.12cm" svg:y="3.233cm">
          <text:p text:style-name="P1"><text:span text:style-name="T1">R2</text:span></text:p>
        </draw:rect>
        <draw:frame draw:style-name="gr2" draw:text-style-name="P2" draw:layer="layout" svg:width="1.662cm" svg:height="0.839cm" svg:x="1.421cm" svg:y="4.045cm">
          <draw:text-box>
            <text:p><text:span text:style-name="T1">sw3</text:span></text:p>
          </draw:text-box>
        </draw:frame>
        <draw:line draw:style-name="gr3" draw:text-style-name="P1" draw:layer="layout" svg:x1="2.737cm" svg:y1="4.46cm" svg:x2="3.245cm" svg:y2="4.458cm">
          <text:p/>
        </draw:line>
        <draw:line draw:style-name="gr3" draw:text-style-name="P1" draw:layer="layout" svg:x1="3.245cm" svg:y1="4.204cm" svg:x2="3.627cm" svg:y2="4.457cm">
          <text:p/>
        </draw:line>
        <draw:line draw:style-name="gr3" draw:text-style-name="P1" draw:layer="layout" svg:x1="3.626cm" svg:y1="4.456cm" svg:x2="4.134cm" svg:y2="4.454cm">
          <text:p/>
        </draw:line>
        <draw:rect draw:style-name="gr4" draw:text-style-name="P3" draw:layer="layout" svg:width="1.316cm" svg:height="0.631cm" svg:x="4.12cm" svg:y="4.13cm">
          <text:p text:style-name="P1"><text:span text:style-name="T1">R3</text:span></text:p>
        </draw:rect>
        <draw:frame draw:style-name="gr2" draw:text-style-name="P2" draw:layer="layout" svg:width="1.662cm" svg:height="0.839cm" svg:x="1.41cm" svg:y="4.838cm">
          <draw:text-box>
            <text:p><text:span text:style-name="T1">sw4</text:span></text:p>
          </draw:text-box>
        </draw:frame>
        <draw:line draw:style-name="gr3" draw:text-style-name="P1" draw:layer="layout" svg:x1="2.749cm" svg:y1="5.361cm" svg:x2="3.257cm" svg:y2="5.359cm">
          <text:p/>
        </draw:line>
        <draw:line draw:style-name="gr3" draw:text-style-name="P1" draw:layer="layout" svg:x1="3.237cm" svg:y1="5.105cm" svg:x2="3.619cm" svg:y2="5.358cm">
          <text:p/>
        </draw:line>
        <draw:line draw:style-name="gr3" draw:text-style-name="P1" draw:layer="layout" svg:x1="3.618cm" svg:y1="5.357cm" svg:x2="4.126cm" svg:y2="5.355cm">
          <text:p/>
        </draw:line>
        <draw:rect draw:style-name="gr4" draw:text-style-name="P3" draw:layer="layout" svg:width="1.316cm" svg:height="0.631cm" svg:x="4.112cm" svg:y="5.031cm">
          <text:p text:style-name="P1"><text:span text:style-name="T1">R4</text:span></text:p>
        </draw:rect>
        <draw:line draw:style-name="gr3" draw:text-style-name="P1" draw:layer="layout" svg:x1="5.44cm" svg:y1="2.708cm" svg:x2="6.347cm" svg:y2="2.705cm">
          <text:p/>
        </draw:line>
        <draw:line draw:style-name="gr3" draw:text-style-name="P1" draw:layer="layout" svg:x1="5.441cm" svg:y1="3.537cm" svg:x2="6.348cm" svg:y2="3.534cm">
          <text:p/>
        </draw:line>
        <draw:line draw:style-name="gr3" draw:text-style-name="P1" draw:layer="layout" svg:x1="5.442cm" svg:y1="4.438cm" svg:x2="6.349cm" svg:y2="4.435cm">
          <text:p/>
        </draw:line>
        <draw:line draw:style-name="gr3" draw:text-style-name="P1" draw:layer="layout" svg:x1="5.443cm" svg:y1="5.339cm" svg:x2="6.35cm" svg:y2="5.336cm">
          <text:p/>
        </draw:line>
        <draw:line draw:style-name="gr3" draw:text-style-name="P1" draw:layer="layout" svg:x1="6.357cm" svg:y1="2.693cm" svg:x2="6.35cm" svg:y2="5.339cm">
          <text:p/>
        </draw:line>
        <draw:rect draw:style-name="gr4" draw:text-style-name="P3" draw:layer="layout" svg:width="1.316cm" svg:height="0.631cm" svg:x="8.125cm" svg:y="3.614cm">
          <text:p text:style-name="P1"><text:span text:style-name="T1">R</text:span></text:p>
        </draw:rect>
        <draw:line draw:style-name="gr3" draw:text-style-name="P1" draw:layer="layout" svg:x1="9.424cm" svg:y1="3.949cm" svg:x2="9.932cm" svg:y2="3.947cm">
          <text:p/>
        </draw:line>
        <draw:line draw:style-name="gr3" draw:text-style-name="P1" draw:layer="layout" svg:x1="6.347cm" svg:y1="3.891cm" svg:x2="8.132cm" svg:y2="3.8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20T23:22:49.59</dc:date>
    <dc:creator>ian </dc:creator>
    <meta:editing-duration>PT7H11M48S</meta:editing-duration>
    <meta:editing-cycles>43</meta:editing-cycles>
    <meta:generator>OpenOffice/4.1.3$Win32 OpenOffice.org_project/413m1$Build-9783</meta:generator>
    <meta:document-statistic meta:object-count="36"/>
  </office:meta>
</office:document-meta>
</file>